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<text:span text:style-name="T1">Fred</text:span> <text:span text:style-name="T1">Flintstone</text:span> and I am a famous TV</text:p>
      <text:p text:style-name="P1">star. <text:s/>I have as much authority as the Pope, I</text:p>
      <text:p text:style-name="P1">just don't have as many people who believe it.</text:p>
      <text:p text:style-name="P1"/>
      <text:p text:style-name="P1">Fricção ág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Spengler</meta:initial-creator>
    <meta:creation-date>2012-08-08T15:22:48</meta:creation-date>
    <meta:generator>LibreOffice/3.5$Linux_X86_64 LibreOffice_project/350m1$Build-3</meta:generator>
    <dc:date>2012-08-17T22:05:43</dc:date>
    <dc:creator>Alexandre Spengler</dc:creator>
    <meta:editing-duration>PT12S</meta:editing-duration>
    <meta:editing-cycles>7</meta:editing-cycles>
    <meta:document-statistic meta:table-count="0" meta:image-count="0" meta:object-count="0" meta:page-count="1" meta:paragraph-count="4" meta:word-count="32" meta:character-count="151" meta:non-whitespace-character-count="122"/>
  </office:meta>
</office:document-meta>
</file>